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P1" style:family="paragraph" style:parent-style-name="Standard">
      <style:text-properties officeooo:rsid="0015a81b" officeooo:paragraph-rsid="0015a81b"/>
    </style:style>
    <style:style style:name="P2" style:family="paragraph" style:parent-style-name="Standard" style:list-style-name="L1">
      <style:text-properties officeooo:rsid="0015a81b" officeooo:paragraph-rsid="0015a81b"/>
    </style:style>
    <style:style style:name="P3" style:family="paragraph" style:parent-style-name="Standard" style:list-style-name="L1">
      <style:text-properties officeooo:rsid="001769c4" officeooo:paragraph-rsid="001769c4"/>
    </style:style>
    <style:style style:name="P4" style:family="paragraph" style:parent-style-name="Standard">
      <style:text-properties officeooo:rsid="001769c4" officeooo:paragraph-rsid="001769c4"/>
    </style:style>
    <style:style style:name="P5" style:family="paragraph" style:parent-style-name="Standard" style:list-style-name="L1">
      <style:text-properties officeooo:rsid="001bfb53" officeooo:paragraph-rsid="001bfb53"/>
    </style:style>
    <style:style style:name="P6" style:family="paragraph" style:parent-style-name="Standard" style:list-style-name="L1">
      <style:text-properties officeooo:rsid="001c2e52" officeooo:paragraph-rsid="001c2e52"/>
    </style:style>
    <style:style style:name="P7" style:family="paragraph" style:parent-style-name="Standard" style:list-style-name="L1">
      <style:text-properties officeooo:rsid="001ee7cb" officeooo:paragraph-rsid="001ee7cb"/>
    </style:style>
    <style:style style:name="P8" style:family="paragraph" style:parent-style-name="Standard">
      <style:paragraph-properties fo:break-before="page"/>
      <style:text-properties officeooo:rsid="00198f06" officeooo:paragraph-rsid="00198f06"/>
    </style:style>
    <style:style style:name="P9" style:family="paragraph" style:parent-style-name="Standard">
      <style:text-properties officeooo:rsid="00198f06" officeooo:paragraph-rsid="00198f06"/>
    </style:style>
    <style:style style:name="P10" style:family="paragraph" style:parent-style-name="Standard">
      <style:text-properties officeooo:rsid="001b88c1" officeooo:paragraph-rsid="001b88c1"/>
    </style:style>
    <style:style style:name="P11" style:family="paragraph" style:parent-style-name="Standard">
      <style:text-properties officeooo:rsid="001b8a64" officeooo:paragraph-rsid="001b8a64"/>
    </style:style>
    <style:style style:name="P12" style:family="paragraph" style:parent-style-name="Standard">
      <style:paragraph-properties fo:break-before="page"/>
      <style:text-properties officeooo:rsid="001c2e52" officeooo:paragraph-rsid="001c2e52"/>
    </style:style>
    <style:style style:name="P13" style:family="paragraph" style:parent-style-name="Standard" style:list-style-name="L2">
      <style:text-properties officeooo:rsid="001c2e52" officeooo:paragraph-rsid="001c2e52"/>
    </style:style>
    <style:style style:name="P14" style:family="paragraph" style:parent-style-name="Standard">
      <style:text-properties officeooo:rsid="001c2e52" officeooo:paragraph-rsid="001c2e52"/>
    </style:style>
    <style:style style:name="P15" style:family="paragraph" style:parent-style-name="Standard" style:list-style-name="L3">
      <style:text-properties officeooo:rsid="001c2e52" officeooo:paragraph-rsid="001c2e52"/>
    </style:style>
    <style:style style:name="P16" style:family="paragraph" style:parent-style-name="Standard">
      <style:text-properties officeooo:rsid="0021ddd9" officeooo:paragraph-rsid="0021ddd9"/>
    </style:style>
    <style:style style:name="P17" style:family="paragraph" style:parent-style-name="Standard" style:list-style-name="L4">
      <style:text-properties officeooo:rsid="0021ddd9" officeooo:paragraph-rsid="0021ddd9"/>
    </style:style>
    <style:style style:name="P18" style:family="paragraph" style:parent-style-name="Standard" style:list-style-name="L5">
      <style:text-properties officeooo:rsid="0021ddd9" officeooo:paragraph-rsid="0021ddd9"/>
    </style:style>
    <style:style style:name="P19" style:family="paragraph" style:parent-style-name="Standard" style:list-style-name="L6">
      <style:text-properties officeooo:rsid="0021ddd9" officeooo:paragraph-rsid="0021ddd9"/>
    </style:style>
    <style:style style:name="P20" style:family="paragraph" style:parent-style-name="Standard" style:list-style-name="L7">
      <style:text-properties officeooo:rsid="0021ddd9" officeooo:paragraph-rsid="0021ddd9"/>
    </style:style>
    <style:style style:name="P21" style:family="paragraph" style:parent-style-name="Standard" style:list-style-name="L8">
      <style:text-properties officeooo:rsid="001c2e52" officeooo:paragraph-rsid="001c2e52"/>
    </style:style>
    <style:style style:name="P22" style:family="paragraph" style:parent-style-name="Standard" style:list-style-name="L8">
      <style:text-properties officeooo:rsid="001ee7cb" officeooo:paragraph-rsid="001ee7cb"/>
    </style:style>
    <style:style style:name="P23" style:family="paragraph" style:parent-style-name="Standard" style:list-style-name="">
      <style:text-properties officeooo:rsid="001ee7cb" officeooo:paragraph-rsid="001ee7cb"/>
    </style:style>
    <style:style style:name="P24" style:family="paragraph" style:parent-style-name="Standard">
      <style:paragraph-properties fo:break-before="page"/>
      <style:text-properties officeooo:rsid="00209f2b" officeooo:paragraph-rsid="00209f2b"/>
    </style:style>
    <style:style style:name="P25" style:family="paragraph" style:parent-style-name="Standard">
      <style:text-properties officeooo:rsid="00209f2b" officeooo:paragraph-rsid="00209f2b"/>
    </style:style>
    <style:style style:name="P26" style:family="paragraph" style:parent-style-name="Standard" style:list-style-name="L9">
      <style:text-properties officeooo:rsid="00209f2b" officeooo:paragraph-rsid="00209f2b"/>
    </style:style>
    <style:style style:name="P27" style:family="paragraph" style:parent-style-name="Standard" style:list-style-name="">
      <style:text-properties officeooo:rsid="00209f2b" officeooo:paragraph-rsid="00209f2b"/>
    </style:style>
    <style:style style:name="P28" style:family="paragraph" style:parent-style-name="Standard" style:list-style-name="L10">
      <style:text-properties officeooo:rsid="00209f2b" officeooo:paragraph-rsid="00209f2b"/>
    </style:style>
    <style:style style:name="P29" style:family="paragraph" style:parent-style-name="Standard" style:list-style-name="L11">
      <style:text-properties officeooo:rsid="0021ddd9" officeooo:paragraph-rsid="0021ddd9"/>
    </style:style>
    <style:style style:name="P30" style:family="paragraph" style:parent-style-name="Standard" style:list-style-name="L12">
      <style:text-properties officeooo:rsid="0021ddd9" officeooo:paragraph-rsid="0021ddd9"/>
    </style:style>
    <style:style style:name="P31" style:family="paragraph" style:parent-style-name="Standard" style:list-style-name="L13">
      <style:text-properties officeooo:rsid="0021ddd9" officeooo:paragraph-rsid="0021ddd9"/>
    </style:style>
    <style:style style:name="P32" style:family="paragraph" style:parent-style-name="Standard" style:list-style-name="L14">
      <style:text-properties officeooo:rsid="0021ddd9" officeooo:paragraph-rsid="0021ddd9"/>
    </style:style>
    <style:style style:name="P33" style:family="paragraph" style:parent-style-name="Standard">
      <style:paragraph-properties fo:break-before="page"/>
      <style:text-properties officeooo:rsid="0021ddd9" officeooo:paragraph-rsid="0021ddd9"/>
    </style:style>
    <style:style style:name="P34" style:family="paragraph" style:parent-style-name="Standard" style:list-style-name="L15">
      <style:text-properties officeooo:rsid="0021ddd9" officeooo:paragraph-rsid="0021ddd9"/>
    </style:style>
    <style:style style:name="P35" style:family="paragraph" style:parent-style-name="Table_20_Contents">
      <style:text-properties officeooo:rsid="0021ddd9" officeooo:paragraph-rsid="0021ddd9"/>
    </style:style>
    <style:style style:name="T1" style:family="text">
      <style:text-properties officeooo:rsid="001b88c1"/>
    </style:style>
    <style:style style:name="T2" style:family="text">
      <style:text-properties officeooo:rsid="001b8a6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lcyon-J To Do List</text:p>
      <text:p text:style-name="P1"/>
      <text:list text:style-name="L1">
        <text:list-item>
          <text:p text:style-name="P2">List of planet names</text:p>
        </text:list-item>
        <text:list-item>
          <text:p text:style-name="P2">Planet generation templates</text:p>
        </text:list-item>
        <text:list-item>
          <text:p text:style-name="P2">Mock up game screens and interfaces</text:p>
        </text:list-item>
        <text:list-item>
          <text:p text:style-name="P3">Resource types</text:p>
        </text:list-item>
        <text:list-item>
          <text:p text:style-name="P3">Technology types</text:p>
        </text:list-item>
        <text:list-item>
          <text:p text:style-name="P3">Map/System generation code</text:p>
        </text:list-item>
        <text:list-item>
          <text:p text:style-name="P3">Research is random, player can set percentage of production towards research, tech tree has built in resource requirements and will follow the path of each category</text:p>
        </text:list-item>
      </text:list>
      <text:p text:style-name="P4"/>
      <text:list text:continue-numbering="true" text:style-name="L1">
        <text:list-item>
          <text:p text:style-name="P5">3 alien races</text:p>
        </text:list-item>
        <text:list-item>
          <text:p text:style-name="P5">planet resource types</text:p>
        </text:list-item>
        <text:list-item>
          <text:p text:style-name="P5">ship classes</text:p>
        </text:list-item>
        <text:list-item>
          <text:p text:style-name="P5">planet/empire government types and modifiers</text:p>
        </text:list-item>
        <text:list-item>
          <text:p text:style-name="P5">ship experience, negative bonuses until full experience</text:p>
        </text:list-item>
        <text:list-item>
          <text:p text:style-name="P5">specialty ships for each race</text:p>
        </text:list-item>
        <text:list-item>
          <text:p text:style-name="P5">ship attributes</text:p>
        </text:list-item>
        <text:list-item>
          <text:p text:style-name="P5">racial native abilities and bonuses</text:p>
        </text:list-item>
        <text:list-item>
          <text:p text:style-name="P6">mock up game screens in affinity</text:p>
          <text:list>
            <text:list-item>
              <text:p text:style-name="P6">Title screen</text:p>
            </text:list-item>
            <text:list-item>
              <text:p text:style-name="P6">Command screen</text:p>
            </text:list-item>
            <text:list-item>
              <text:p text:style-name="P6">Planet Screen</text:p>
            </text:list-item>
            <text:list-item>
              <text:p text:style-name="P6">Ship Screen</text:p>
            </text:list-item>
            <text:list-item>
              <text:p text:style-name="P6">Empire overview</text:p>
            </text:list-item>
          </text:list>
        </text:list-item>
        <text:list-item>
          <text:p text:style-name="P6">List of planet names for random assignment</text:p>
        </text:list-item>
        <text:list-item>
          <text:p text:style-name="P7">Racial preferences for planets</text:p>
        </text:list-item>
      </text:list>
      <text:p text:style-name="P8">Brainstorming</text:p>
      <text:p text:style-name="P9"/>
      <text:p text:style-name="P9">Last remnants of humanity, generation ship to unknown section of space. No plan other than get away from Earth. Multiple ships sent out in random directions, lost contact with all the other groups. Ship arrives at target sector and encounters alien debris that is more advanced. They colonize a planet and begin to reverse engineer the alien tech. 100 years pass and they begin to set out and explore the rest of the sector. Enter the main conflict.</text:p>
      <text:p text:style-name="P9"/>
      <text:p text:style-name="P9">There are 3 other alien civilizations in the sector. The first encountered will be random. One will always be hostile. The other two will have a random starting disposition towards the player. All of these relationships can evolve in other directions depending on player choices and actions. Win conditions can either be chosen at game setup, or randomly determined.</text:p>
      <text:p text:style-name="P9"/>
      <text:p text:style-name="P9">Gameplay will consist of primarily exploring the sector in order to discover new worlds to colonize and expand the human reach to. Along the way, encounters with the current inhabitants of the sector will force the players to engage in diplomacy, trade, cooperation, or combat. Whether combat is the first or last resort will depend on how the player responds and reacts to the needs and demands of the other species in the sector.</text:p>
      <text:p text:style-name="P9"/>
      <text:p text:style-name="P9">Each of the aliens will have a distinct biology and culture that will inform the variety and makeup of their ecologies and native technologies. Some planet types will be more valuable to the aliens and thus will be more sought after. Others, will be otherwise uselss to them. <text:span text:style-name="T1">An alien may choose to ignore a world or to conquer it solely to deny it to others.</text:span></text:p>
      <text:p text:style-name="P9"/>
      <text:p text:style-name="P10">The aliens will begin with a random number of systems under their control, along with planetary improvements and fleets of star ships to represent their entrenched past of already having populated the sector. Each alien culture will have a baseline path to victory to be augmented by randomly generated modifiers at game creation. How aggressively they persue those victory conditions will depend on the culture’s traits along with set difficulty modifiers chosen at game creation.</text:p>
      <text:p text:style-name="P10"/>
      <text:p text:style-name="P10">The player will begin with a single system under their control that will have ideal conditions for population growth, and resources to sustain growth for a certain number of turns. Along with this system, they will begin with 2 new scout vessels built with the reverse engineered technology found <text:span text:style-name="T2">by the original colonists. The player will have the option of one or two additional free starting ships depending on the type of vessel chosen.</text:span></text:p>
      <text:p text:style-name="P10"/>
      <text:p text:style-name="P11">Ship classes will vary in availability depending on which culture they belong to. The player will always play as the human species and thus will always have the same ship <text:soft-page-break/>classes available to them. Ships will belong to any of the following roles, or a mix as chosen by the player at purchase time. Scouts are small, quick, but weak ships. They have improved sensors and communications but weak hulls and no weapons. Combat vessels come in 3 tiers of capabilities. Each successive tier will boast more and stronger weapons, along with proportional defenses. The second tier will also be capable of being configured as a military transport. Colony ships are large vessels that contain all of the supplies and materials required to support a new colony of humans on a compatabile planet. The specifics of each world will determine the time needed to establish the colony as well as the statistics for how that colony will produce resources. Colonies can be upgraded through 5 tiers. Each tier represents the maximum population and production abilities. At the highest tier, the colony is considered to have exploited the full potential of the planet. Once the colony is at its highest tier, an individual government type can be chosen for the world different than the base government of the player’s empire. This allows the player to specialize the production output of the world for their specific goals. However, if the chosen government is too different from the empire’s, their will be hinderenaces applied to that world as the idealogies will differ. </text:p>
      <text:p text:style-name="P11"/>
      <text:p text:style-name="P11">Transport ships are used to move resources and/or colonists from one world to another. They cannot move troops, only military transports can be used for that purpose. Transport vessels will come in 3 tiers. Tiers define the size and cargo capacity of the ship. Smaller ships can land at less developed worlds, but the highest tier can only dock at orbital starbases.</text:p>
      <text:p text:style-name="P11"/>
      <text:p text:style-name="P11">Each race will have access to various specialty ships based on the characteristcs of the race. These specialty ships can only be constructed and deployed by their respective races. All other ship calsses can be captures and used by other races but will operate at a penalty of its base potential to account for the literal alien nature to the new owners.</text:p>
      <text:p text:style-name="P11"/>
      <text:p text:style-name="P12">Game Options</text:p>
      <text:list text:style-name="L2">
        <text:list-item>
          <text:p text:style-name="P13">Difficulty</text:p>
        </text:list-item>
        <text:list-item>
          <text:p text:style-name="P13">Map size</text:p>
          <text:p text:style-name="P13"/>
        </text:list-item>
      </text:list>
      <text:p text:style-name="P12">Planets</text:p>
      <text:p text:style-name="P14"/>
      <text:p text:style-name="P14">Properties</text:p>
      <text:list text:style-name="L3">
        <text:list-item>
          <text:p text:style-name="P15">index number</text:p>
        </text:list-item>
        <text:list-item>
          <text:p text:style-name="P15">name</text:p>
        </text:list-item>
        <text:list-item>
          <text:p text:style-name="P15">map coordinates</text:p>
        </text:list-item>
        <text:list-item>
          <text:p text:style-name="P15">type</text:p>
        </text:list-item>
        <text:list-item>
          <text:p text:style-name="P15">status</text:p>
        </text:list-item>
        <text:list-item>
          <text:p text:style-name="P15">population</text:p>
        </text:list-item>
        <text:list-item>
          <text:p text:style-name="P15">tier</text:p>
        </text:list-item>
        <text:list-item>
          <text:p text:style-name="P15">owner</text:p>
        </text:list-item>
        <text:list-item>
          <text:p text:style-name="P15">modifiers</text:p>
        </text:list-item>
      </text:list>
      <text:p text:style-name="P14"/>
      <text:p text:style-name="P16">Planet types</text:p>
      <text:list text:style-name="L4">
        <text:list-item>
          <text:p text:style-name="P17">Eden</text:p>
        </text:list-item>
        <text:list-item>
          <text:p text:style-name="P17">Barren</text:p>
        </text:list-item>
        <text:list-item>
          <text:p text:style-name="P17">Desert</text:p>
        </text:list-item>
        <text:list-item>
          <text:p text:style-name="P17">Water</text:p>
        </text:list-item>
        <text:list-item>
          <text:p text:style-name="P17">Forest</text:p>
        </text:list-item>
        <text:list-item>
          <text:p text:style-name="P17">Volcanic</text:p>
        </text:list-item>
      </text:list>
      <text:p text:style-name="P16"/>
      <text:p text:style-name="P16">Planet Status</text:p>
      <text:list text:style-name="L5">
        <text:list-item>
          <text:p text:style-name="P18">Normal</text:p>
        </text:list-item>
        <text:list-item>
          <text:p text:style-name="P18">Abundant/Boom</text:p>
        </text:list-item>
        <text:list-item>
          <text:p text:style-name="P18">Famine</text:p>
        </text:list-item>
        <text:list-item>
          <text:p text:style-name="P18">Oppressed</text:p>
        </text:list-item>
        <text:list-item>
          <text:p text:style-name="P18">Rebellion</text:p>
        </text:list-item>
      </text:list>
      <text:p text:style-name="P16"/>
      <text:p text:style-name="P16">Development Level</text:p>
      <text:list text:style-name="L6">
        <text:list-item>
          <text:p text:style-name="P19">Untouched</text:p>
        </text:list-item>
        <text:list-item>
          <text:p text:style-name="P19">Waypoint</text:p>
        </text:list-item>
        <text:list-item>
          <text:p text:style-name="P19">Outpost</text:p>
        </text:list-item>
        <text:list-item>
          <text:p text:style-name="P19">Settled</text:p>
        </text:list-item>
        <text:list-item>
          <text:p text:style-name="P19">Metropolis</text:p>
        </text:list-item>
      </text:list>
      <text:p text:style-name="P16"/>
      <text:p text:style-name="P16">Resources</text:p>
      <text:list text:style-name="L7">
        <text:list-item>
          <text:p text:style-name="P20">Economy – bonus to research</text:p>
        </text:list-item>
        <text:list-item>
          <text:p text:style-name="P20">Industrial – bonus to economy</text:p>
        </text:list-item>
        <text:list-item>
          <text:p text:style-name="P20">Research – bonus to industrial</text:p>
        </text:list-item>
      </text:list>
      <text:p text:style-name="P12">Player Interface</text:p>
      <text:list text:style-name="L8">
        <text:list-item>
          <text:p text:style-name="P21">Main Menu</text:p>
        </text:list-item>
        <text:list-item>
          <text:p text:style-name="P21">Empire Status</text:p>
        </text:list-item>
        <text:list-item>
          <text:p text:style-name="P22">Ship List</text:p>
        </text:list-item>
        <text:list-item>
          <text:p text:style-name="P22">Starbases?</text:p>
        </text:list-item>
        <text:list-item>
          <text:p text:style-name="P22">Planet List</text:p>
        </text:list-item>
        <text:list-item>
          <text:p text:style-name="P22">Diplomacy</text:p>
        </text:list-item>
        <text:list-item>
          <text:p text:style-name="P22">Utilities</text:p>
        </text:list-item>
      </text:list>
      <text:p text:style-name="P23"/>
      <text:p text:style-name="P24">Starbase</text:p>
      <text:p text:style-name="P25"/>
      <text:list text:style-name="L9">
        <text:list-item>
          <text:p text:style-name="P26">Index number</text:p>
        </text:list-item>
        <text:list-item>
          <text:p text:style-name="P26">tier</text:p>
        </text:list-item>
        <text:list-item>
          <text:p text:style-name="P26">defense rating</text:p>
        </text:list-item>
        <text:list-item>
          <text:p text:style-name="P26">repair </text:p>
        </text:list-item>
      </text:list>
      <text:p text:style-name="P27"/>
      <text:p text:style-name="P24">Ships</text:p>
      <text:list text:style-name="L10">
        <text:list-item>
          <text:p text:style-name="P28">index number</text:p>
        </text:list-item>
        <text:list-item>
          <text:p text:style-name="P28">type</text:p>
        </text:list-item>
        <text:list-item>
          <text:p text:style-name="P28">location</text:p>
        </text:list-item>
        <text:list-item>
          <text:p text:style-name="P28">owner</text:p>
        </text:list-item>
        <text:list-item>
          <text:p text:style-name="P28">range</text:p>
        </text:list-item>
        <text:list-item>
          <text:p text:style-name="P28">sensors</text:p>
        </text:list-item>
        <text:list-item>
          <text:p text:style-name="P28">weapons</text:p>
        </text:list-item>
        <text:list-item>
          <text:p text:style-name="P28">special ability</text:p>
        </text:list-item>
        <text:list-item>
          <text:p text:style-name="P28">class</text:p>
        </text:list-item>
      </text:list>
      <text:p text:style-name="P25"/>
      <text:p text:style-name="P25">Classes</text:p>
      <text:list text:style-name="L11">
        <text:list-item>
          <text:p text:style-name="P29">index</text:p>
        </text:list-item>
        <text:list-item>
          <text:p text:style-name="P29">name</text:p>
        </text:list-item>
        <text:list-item>
          <text:p text:style-name="P29">type</text:p>
        </text:list-item>
        <text:list-item>
          <text:p text:style-name="P29">propulsion</text:p>
        </text:list-item>
        <text:list-item>
          <text:p text:style-name="P29">range</text:p>
        </text:list-item>
        <text:list-item>
          <text:p text:style-name="P29">sensors</text:p>
        </text:list-item>
        <text:list-item>
          <text:p text:style-name="P29">weapons</text:p>
        </text:list-item>
      </text:list>
      <text:p text:style-name="P16"/>
      <text:p text:style-name="P16">Special Abilities</text:p>
      <text:list text:style-name="L12">
        <text:list-item>
          <text:p text:style-name="P30">cloaking</text:p>
        </text:list-item>
        <text:list-item>
          <text:p text:style-name="P30">bonus defense</text:p>
        </text:list-item>
        <text:list-item>
          <text:p text:style-name="P30">bonus attack</text:p>
        </text:list-item>
        <text:list-item>
          <text:p text:style-name="P30">bonus sensor</text:p>
        </text:list-item>
      </text:list>
      <text:p text:style-name="P16"/>
      <text:p text:style-name="P16">Sensors</text:p>
      <text:list text:style-name="L13">
        <text:list-item>
          <text:p text:style-name="P31">2 boxes</text:p>
        </text:list-item>
        <text:list-item>
          <text:p text:style-name="P31">3 boxes</text:p>
        </text:list-item>
        <text:list-item>
          <text:p text:style-name="P31">4 boxes / ships</text:p>
        </text:list-item>
        <text:list-item>
          <text:p text:style-name="P31">starbases</text:p>
        </text:list-item>
        <text:list-item>
          <text:p text:style-name="P31">planetary info</text:p>
        </text:list-item>
      </text:list>
      <text:p text:style-name="P16"/>
      <text:p text:style-name="P16">Weapons</text:p>
      <text:list text:style-name="L14">
        <text:list-item>
          <text:p text:style-name="P32">lasers</text:p>
        </text:list-item>
        <text:list-item>
          <text:p text:style-name="P32">partical cannons</text:p>
        </text:list-item>
        <text:list-item>
          <text:p text:style-name="P32">pulse plasma</text:p>
        </text:list-item>
        <text:list-item>
          <text:p text:style-name="P32">phaser</text:p>
        </text:list-item>
        <text:list-item>
          <text:p text:style-name="P32">disruptor</text:p>
        </text:list-item>
      </text:list>
      <text:p text:style-name="P33">Factions</text:p>
      <text:list text:style-name="L15">
        <text:list-item>
          <text:p text:style-name="P34">index number</text:p>
        </text:list-item>
        <text:list-item>
          <text:p text:style-name="P34">name</text:p>
        </text:list-item>
        <text:list-item>
          <text:p text:style-name="P34">bonuses</text:p>
        </text:list-item>
        <text:list-item>
          <text:p text:style-name="P34">flaws</text:p>
        </text:list-item>
        <text:list-item>
          <text:p text:style-name="P34">planet types allowed</text:p>
        </text:list-item>
        <text:list-item>
          <text:p text:style-name="P34">ship ability</text:p>
        </text:list-item>
      </text:list>
      <text:p text:style-name="P16"/>
      <text:p text:style-name="P16"/>
      <table:table table:name="Table1" table:style-name="Table1">
        <table:table-column table:style-name="Table1.A" table:number-columns-repeated="3"/>
        <table:table-row>
          <table:table-cell table:style-name="Table1.A1" office:value-type="string">
            <text:p text:style-name="P35">Faction</text:p>
          </table:table-cell>
          <table:table-cell table:style-name="Table1.A1" office:value-type="string">
            <text:p text:style-name="P35">Bonus</text:p>
          </table:table-cell>
          <table:table-cell table:style-name="Table1.A1" office:value-type="string">
            <text:p text:style-name="P35">Flaw</text:p>
          </table:table-cell>
        </table:table-row>
        <table:table-row>
          <table:table-cell table:style-name="Table1.A1" office:value-type="string">
            <text:p text:style-name="P35">Humans</text:p>
          </table:table-cell>
          <table:table-cell table:style-name="Table1.A1" office:value-type="string">
            <text:p text:style-name="P35">Any planet</text:p>
          </table:table-cell>
          <table:table-cell table:style-name="Table1.A1" office:value-type="string">
            <text:p text:style-name="P35">Ship speed?</text:p>
          </table:table-cell>
        </table:table-row>
        <table:table-row>
          <table:table-cell table:style-name="Table1.A1" office:value-type="string">
            <text:p text:style-name="P35">Robots</text:p>
          </table:table-cell>
          <table:table-cell table:style-name="Table1.A1" office:value-type="string">
            <text:p text:style-name="P35">industry</text:p>
          </table:table-cell>
          <table:table-cell table:style-name="Table1.A1" office:value-type="string">
            <text:p text:style-name="P35">economy</text:p>
          </table:table-cell>
        </table:table-row>
        <table:table-row>
          <table:table-cell table:style-name="Table1.A1" office:value-type="string">
            <text:p text:style-name="P35">Saurians</text:p>
          </table:table-cell>
          <table:table-cell table:style-name="Table1.A1" office:value-type="string">
            <text:p text:style-name="P35">Hot planets</text:p>
          </table:table-cell>
          <table:table-cell table:style-name="Table1.A1" office:value-type="string">
            <text:p text:style-name="P35">research</text:p>
          </table:table-cell>
        </table:table-row>
        <table:table-row>
          <table:table-cell table:style-name="Table1.A1" office:value-type="string">
            <text:p text:style-name="P35">Silicinoids</text:p>
          </table:table-cell>
          <table:table-cell table:style-name="Table1.A1" office:value-type="string">
            <text:p text:style-name="P35">research</text:p>
          </table:table-cell>
          <table:table-cell table:style-name="Table1.A1" office:value-type="string">
            <text:p text:style-name="P35">population</text:p>
          </table:table-cell>
        </table:table-row>
        <table:table-row>
          <table:table-cell table:style-name="Table1.A1" office:value-type="string">
            <text:p text:style-name="P35">Florans</text:p>
          </table:table-cell>
          <table:table-cell table:style-name="Table1.A1" office:value-type="string">
            <text:p text:style-name="P35">population</text:p>
          </table:table-cell>
          <table:table-cell table:style-name="Table1.A1" office:value-type="string">
            <text:p text:style-name="P35">industry</text:p>
          </table:table-cell>
        </table:table-row>
      </table:table>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4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4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21:33:38.162630261</meta:creation-date>
    <dc:date>2024-12-27T21:23:38.438123678</dc:date>
    <meta:editing-duration>PT1H1M17S</meta:editing-duration>
    <meta:editing-cycles>10</meta:editing-cycles>
    <meta:generator>LibreOffice/24.8.4.2$Linux_X86_64 LibreOffice_project/480$Build-2</meta:generator>
    <meta:document-statistic meta:table-count="1" meta:image-count="0" meta:object-count="0" meta:page-count="9" meta:paragraph-count="145" meta:word-count="1174" meta:character-count="6643" meta:non-whitespace-character-count="5709"/>
  </office:meta>
</office:document-meta>
</file>